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xxx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0.283333333333333" calcext:value-type="float">
            <text:p>0.28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0.216666666666667" calcext:value-type="float">
            <text:p>0.21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2.55550847457631" calcext:value-type="float">
            <text:p>2.5555084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21.8549435028248" calcext:value-type="float">
            <text:p>21.8549435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21.2447740112994" calcext:value-type="float">
            <text:p>21.2447740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1.7690677966101" calcext:value-type="float">
            <text:p>21.7690677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45.5257768361581" calcext:value-type="float">
            <text:p>45.5257768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4.6086158192089" calcext:value-type="float">
            <text:p>74.6086158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74.8234463276834" calcext:value-type="float">
            <text:p>74.8234463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4.534463276836" calcext:value-type="float">
            <text:p>74.53446327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91.2150423728813" calcext:value-type="float">
            <text:p>91.21504237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94.7953389830509" calcext:value-type="float">
            <text:p>94.79533898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93.8024717514124" calcext:value-type="float">
            <text:p>93.80247175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93.9121468926554" calcext:value-type="float">
            <text:p>93.91214689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98.638418079096" calcext:value-type="float">
            <text:p>98.63841807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9.9834039548023" calcext:value-type="float">
            <text:p>99.98340395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9834039548023" calcext:value-type="float">
            <text:p>99.98340395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5:41.843280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6:01.862180794</dc:date>
    <meta:editing-duration>PT13M31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2.55550847457631">
                <text:p>2.555508474576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8549435028248">
                <text:p>21.8549435028248</text:p>
              </table:table-cell>
              <table:table-cell office:value-type="float" office:value="21.2447740112994">
                <text:p>21.2447740112994</text:p>
              </table:table-cell>
              <table:table-cell office:value-type="float" office:value="21.7690677966101">
                <text:p>21.7690677966101</text:p>
              </table:table-cell>
              <table:table-cell office:value-type="float" office:value="45.5257768361581">
                <text:p>45.5257768361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.6086158192089">
                <text:p>74.6086158192089</text:p>
              </table:table-cell>
              <table:table-cell office:value-type="float" office:value="74.8234463276834">
                <text:p>74.8234463276834</text:p>
              </table:table-cell>
              <table:table-cell office:value-type="float" office:value="74.534463276836">
                <text:p>74.534463276836</text:p>
              </table:table-cell>
              <table:table-cell office:value-type="float" office:value="91.2150423728813">
                <text:p>91.21504237288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4.7953389830509">
                <text:p>94.7953389830509</text:p>
              </table:table-cell>
              <table:table-cell office:value-type="float" office:value="93.8024717514124">
                <text:p>93.8024717514124</text:p>
              </table:table-cell>
              <table:table-cell office:value-type="float" office:value="93.9121468926554">
                <text:p>93.9121468926554</text:p>
              </table:table-cell>
              <table:table-cell office:value-type="float" office:value="98.638418079096">
                <text:p>98.6384180790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9834039548023">
                <text:p>99.98340395480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9834039548023">
                <text:p>99.98340395480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">
                <text:p>3</text:p>
              </table:table-cell>
              <table:table-cell office:value-type="float" office:value="2.55550847457631">
                <text:p>2.5555084745763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8549435028248">
                <text:p>21.8549435028248</text:p>
              </table:table-cell>
              <table:table-cell office:value-type="float" office:value="21.2447740112994">
                <text:p>21.2447740112994</text:p>
              </table:table-cell>
              <table:table-cell office:value-type="float" office:value="21.7690677966101">
                <text:p>21.7690677966101</text:p>
              </table:table-cell>
              <table:table-cell office:value-type="float" office:value="6">
                <text:p>6</text:p>
              </table:table-cell>
              <table:table-cell office:value-type="float" office:value="45.5257768361581">
                <text:p>45.5257768361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4.6086158192089">
                <text:p>74.6086158192089</text:p>
              </table:table-cell>
              <table:table-cell office:value-type="float" office:value="74.8234463276834">
                <text:p>74.8234463276834</text:p>
              </table:table-cell>
              <table:table-cell office:value-type="float" office:value="74.534463276836">
                <text:p>74.534463276836</text:p>
              </table:table-cell>
              <table:table-cell office:value-type="float" office:value="9">
                <text:p>9</text:p>
              </table:table-cell>
              <table:table-cell office:value-type="float" office:value="91.2150423728813">
                <text:p>91.2150423728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